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1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rang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ate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v Rate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Pulse Channe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Pulse NoLock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Pulse Lock</text:p>
          </table:table-cell>
          <table:table-cell table:number-columns-repeated="3" office:value-type="float" office:value="10140000" calcext:value-type="float">
            <text:p>1014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knowledge Aidi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 Satellites NavX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Satellites NavX5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 Signal NavX5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ynamic Mode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Pedestrian</text:p>
          </table:table-cell>
          <table:table-cell office:value-type="string" calcext:value-type="string">
            <text:p>Automo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x Mode</text:p>
          </table:table-cell>
          <table:table-cell table:number-columns-repeated="3" office:value-type="string" calcext:value-type="string">
            <text:p>Au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sistantNow Auto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lonas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zs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mea Compa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mea Consid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mea Limit8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mea High Precisio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mea Filter Posi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mea Filter Mask Posi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mea Filter GPS Onl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mea Filter Track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nss Filter GP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nss Filter Glonas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nss Filter Qzs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telites Numberi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ết Quả</text:p>
          </table:table-cell>
          <table:table-cell office:value-type="string" calcext:value-type="string">
            <text:p>1.xcf</text:p>
          </table:table-cell>
          <table:table-cell office:value-type="string" calcext:value-type="string">
            <text:p>2.xcf</text:p>
          </table:table-cell>
          <table:table-cell office:value-type="string" calcext:value-type="string">
            <text:p>3.xc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-</text:p>
          </table:table-cell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vi" fo:country="VN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6">00/00/0000</text:date>, <text:time style:data-style-name="N2" text:time-value="01:15:29.424196277">00:00:00</text:time></text:p>
        </style:region-right>
      </style:header>
      <style:header-left style:display="false"/>
      <style:footer>
        <text:p>Trang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13:22:12.971203384</meta:creation-date>
    <dc:date>2019-08-06T01:16:48.533811767</dc:date>
    <meta:editing-duration>PT34M10S</meta:editing-duration>
    <meta:editing-cycles>4</meta:editing-cycles>
    <meta:generator>LibreOffice/6.2.5.2$Linux_X86_64 LibreOffice_project/20$Build-2</meta:generator>
    <meta:document-statistic meta:table-count="1" meta:cell-count="110" meta:object-count="0"/>
  </office:meta>
</office:document-meta>
</file>